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125in" fo:margin-left="0.0146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0625in"/>
    </style:style>
    <style:style style:name="Table1.C" style:family="table-column">
      <style:table-column-properties style:column-width="1.7083in"/>
    </style:style>
    <style:style style:name="Table1.D" style:family="table-column">
      <style:table-column-properties style:column-width="2.766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823e" officeooo:paragraph-rsid="0003823e"/>
    </style:style>
    <style:style style:name="P2" style:family="paragraph" style:parent-style-name="Standard">
      <style:paragraph-properties fo:line-height="200%"/>
      <style:text-properties officeooo:rsid="0003823e" officeooo:paragraph-rsid="0003823e"/>
    </style:style>
    <style:style style:name="P3" style:family="paragraph" style:parent-style-name="Standard">
      <style:paragraph-properties fo:line-height="200%"/>
      <style:text-properties officeooo:rsid="001bdcf5" officeooo:paragraph-rsid="0003823e"/>
    </style:style>
    <style:style style:name="P4" style:family="paragraph" style:parent-style-name="Standard">
      <style:text-properties officeooo:paragraph-rsid="0003823e"/>
    </style:style>
    <style:style style:name="P5" style:family="paragraph" style:parent-style-name="Table_20_Contents">
      <style:paragraph-properties fo:line-height="200%"/>
      <style:text-properties officeooo:rsid="001ca731" officeooo:paragraph-rsid="0003823e"/>
    </style:style>
    <style:style style:name="P6" style:family="paragraph" style:parent-style-name="Table_20_Contents">
      <style:paragraph-properties fo:line-height="200%"/>
      <style:text-properties officeooo:rsid="001ee4b1" officeooo:paragraph-rsid="0003823e"/>
    </style:style>
    <style:style style:name="P7" style:family="paragraph" style:parent-style-name="Table_20_Contents">
      <style:paragraph-properties fo:line-height="200%"/>
      <style:text-properties officeooo:rsid="00202f38" officeooo:paragraph-rsid="0003823e"/>
    </style:style>
    <style:style style:name="P8" style:family="paragraph" style:parent-style-name="Table_20_Contents">
      <style:paragraph-properties fo:line-height="200%"/>
      <style:text-properties officeooo:paragraph-rsid="0003823e"/>
    </style:style>
    <style:style style:name="P9" style:family="paragraph" style:parent-style-name="Table_20_Contents">
      <style:paragraph-properties fo:line-height="200%"/>
      <style:text-properties officeooo:rsid="002146bd" officeooo:paragraph-rsid="0003823e"/>
    </style:style>
    <style:style style:name="P10" style:family="paragraph" style:parent-style-name="Table_20_Contents">
      <style:paragraph-properties fo:margin-left="0in" fo:margin-right="0.6252in" fo:line-height="200%" fo:text-indent="0in" style:auto-text-indent="false" text:number-lines="false" text:line-number="0"/>
      <style:text-properties officeooo:rsid="001ca731" officeooo:paragraph-rsid="0003823e"/>
    </style:style>
    <style:style style:name="T1" style:family="text">
      <style:text-properties officeooo:rsid="000382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Pest is a Husky. He has five states:</text:p>
      <text:p text:style-name="P1"/>
      <text:p text:style-name="P3">Happy:<text:tab/> 10% turn to hungry, 15% turn to sad, 5% turn to feral otherwise remains happy</text:p>
      <text:p text:style-name="P3"><text:span text:style-name="T1">S</text:span>ad: <text:tab/><text:tab/>15% turn to hungry, 10% turn to anger, 7% to feral, turn to happy if user PLAY</text:p>
      <text:p text:style-name="P3">Hungry: <text:tab/>18% turn to angry, turn to happy if the user FEED, turn to feral if <text:span text:style-name="T1">the </text:span>use<text:span text:style-name="T1">r</text:span> PLAY</text:p>
      <text:p text:style-name="P3"><text:span text:style-name="T1">Angry</text:span>: <text:tab/>20% turn to feral, turn to happy if user FEED, </text:p>
      <text:p text:style-name="P3"><text:span text:style-name="T1">F</text:span>eral: <text:tab/><text:tab/>remain feral. If the user FEED: 20% turn to happy.</text:p>
      <text:p text:style-name="P3"/>
      <text:p text:style-name="P2">The user can interact with the Super Husky by pressing two buttons: FEED and PLAY. </text:p>
      <text:p text:style-name="P2">The Sound and Action textboxes display information as followed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Element</text:p>
          </table:table-cell>
          <table:table-cell table:style-name="Table1.A1" office:value-type="string">
            <text:p text:style-name="P10">Type</text:p>
          </table:table-cell>
          <table:table-cell table:style-name="Table1.A1" office:value-type="string">
            <text:p text:style-name="P5">Possible values</text:p>
          </table:table-cell>
          <table:table-cell table:style-name="Table1.D1" office:value-type="string">
            <text:p text:style-name="P5">Meaning</text:p>
          </table:table-cell>
        </table:table-row>
        <table:table-row>
          <table:table-cell table:style-name="Table1.A2" office:value-type="string">
            <text:p text:style-name="P6">Sound</text:p>
          </table:table-cell>
          <table:table-cell table:style-name="Table1.A2" office:value-type="string">
            <text:p text:style-name="P6">Text box</text:p>
          </table:table-cell>
          <table:table-cell table:style-name="Table1.A2" office:value-type="string">
            <text:p text:style-name="P6">Uuuuuuuuuuu...</text:p>
            <text:p text:style-name="P6">Woof-woof</text:p>
            <text:p text:style-name="P7">grrrrrrrrrrrrr</text:p>
            <text:p text:style-name="P7"/>
          </table:table-cell>
          <table:table-cell table:style-name="Table1.D2" office:value-type="string">
            <text:p text:style-name="P6">State: sad</text:p>
            <text:p text:style-name="P6">State: feral</text:p>
            <text:p text:style-name="P7">State: angry</text:p>
            <text:p text:style-name="P7"/>
          </table:table-cell>
        </table:table-row>
        <table:table-row>
          <table:table-cell table:style-name="Table1.A2" office:value-type="string">
            <text:p text:style-name="P6">Action</text:p>
          </table:table-cell>
          <table:table-cell table:style-name="Table1.A2" office:value-type="string">
            <text:p text:style-name="P6">Text box</text:p>
          </table:table-cell>
          <table:table-cell table:style-name="Table1.A2" office:value-type="string">
            <text:p text:style-name="P6">Howling</text:p>
            <text:p text:style-name="P6">Tail wiggle</text:p>
            <text:p text:style-name="P6">Bare teeth</text:p>
            <text:p text:style-name="P6">Threatening posture</text:p>
            <text:p text:style-name="P6">Playing with food cup</text:p>
          </table:table-cell>
          <table:table-cell table:style-name="Table1.D2" office:value-type="string">
            <text:p text:style-name="P6">State: sad</text:p>
            <text:p text:style-name="P6">State: happy</text:p>
            <text:p text:style-name="P6">State: feral</text:p>
            <text:p text:style-name="P6">State: angry</text:p>
            <text:p text:style-name="P6">State: hungry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23S</meta:editing-duration>
    <meta:editing-cycles>3</meta:editing-cycles>
    <meta:generator>LibreOffice/4.3.2.2$Windows_x86 LibreOffice_project/edfb5295ba211bd31ad47d0bad0118690f76407d</meta:generator>
    <dc:date>2014-12-01T17:16:24.032000000</dc:date>
    <meta:document-statistic meta:table-count="1" meta:image-count="0" meta:object-count="0" meta:page-count="1" meta:paragraph-count="32" meta:word-count="149" meta:character-count="818" meta:non-whitespace-character-count="692"/>
    <meta:user-defined meta:name="Info 1"/>
    <meta:user-defined meta:name="Info 2"/>
    <meta:user-defined meta:name="Info 3"/>
    <meta:user-defined meta:name="Info 4"/>
  </office:meta>
</office:document-meta>
</file>